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ac5" officeooo:paragraph-rsid="000fca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CATEGORIE POUR LE SITE </text:p>
      <text:p text:style-name="P1"/>
      <text:p text:style-name="P1"/>
      <text:p text:style-name="P1">- Chaussure</text:p>
      <text:p text:style-name="P1">-vetement</text:p>
      <text:p text:style-name="P1">-bijoux</text:p>
      <text:p text:style-name="P1">-fruit/legume</text:p>
      <text:p text:style-name="P1">-maquillage</text:p>
      <text:p text:style-name="P1">-soin</text:p>
      <text:p text:style-name="P1">-produit beauté</text:p>
      <text:p text:style-name="P1">-jouets</text:p>
      <text:p text:style-name="P1">-rayon informatique</text:p>
      <text:p text:style-name="P1">-electromenag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7:07:02.245000000</meta:creation-date>
    <dc:date>2021-11-17T17:08:31.903000000</dc:date>
    <meta:editing-duration>PT1M32S</meta:editing-duration>
    <meta:editing-cycles>1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1" meta:word-count="19" meta:character-count="145" meta:non-whitespace-character-count="136"/>
  </office:meta>
</office:document-meta>
</file>